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7000001D81E79F30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MT" svg:font-family="ArialMT"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4" style:family="table">
      <style:table-properties style:width="17.776cm" table:align="left" style:writing-mode="lr-tb"/>
    </style:style>
    <style:style style:name="Table4.A" style:family="table-column">
      <style:table-column-properties style:column-width="4.101cm"/>
    </style:style>
    <style:style style:name="Table4.B" style:family="table-column">
      <style:table-column-properties style:column-width="6.482cm"/>
    </style:style>
    <style:style style:name="Table4.C" style:family="table-column">
      <style:table-column-properties style:column-width="7.193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margin-top="0.282cm" fo:margin-bottom="0cm" loext:contextual-spacing="false"/>
    </style:style>
    <style:style style:name="P2" style:family="paragraph" style:parent-style-name="CellBody">
      <style:paragraph-properties style:snap-to-layout-grid="false"/>
    </style:style>
    <style:style style:name="P3" style:family="paragraph" style:parent-style-name="CellBody">
      <style:text-properties style:use-window-font-color="true" fo:font-style="normal" style:font-style-asian="normal" style:font-style-complex="normal"/>
    </style:style>
    <style:style style:name="P4" style:family="paragraph" style:parent-style-name="CellBody">
      <style:paragraph-properties style:snap-to-layout-grid="false"/>
      <style:text-properties style:use-window-font-color="true" fo:font-style="normal" officeooo:rsid="00022b17" officeooo:paragraph-rsid="00022b17" style:font-style-asian="normal" style:font-style-complex="normal"/>
    </style:style>
    <style:style style:name="P5" style:family="paragraph" style:parent-style-name="CellBody">
      <style:paragraph-properties style:snap-to-layout-grid="false"/>
      <style:text-properties style:use-window-font-color="true" fo:font-style="normal" officeooo:rsid="001d5a1c" officeooo:paragraph-rsid="001d5a1c" style:font-style-asian="normal" style:font-style-complex="normal"/>
    </style:style>
    <style:style style:name="P6" style:family="paragraph" style:parent-style-name="CellBody">
      <style:paragraph-properties style:snap-to-layout-grid="false"/>
      <style:text-properties officeooo:rsid="000f2e28" officeooo:paragraph-rsid="000f2e28"/>
    </style:style>
    <style:style style:name="P7" style:family="paragraph" style:parent-style-name="CellBody">
      <style:paragraph-properties fo:keep-with-next="always" style:snap-to-layout-grid="false"/>
    </style:style>
    <style:style style:name="P8" style:family="paragraph" style:parent-style-name="CellBody">
      <style:paragraph-properties fo:keep-with-next="always" style:snap-to-layout-grid="false"/>
      <style:text-properties officeooo:rsid="000f2e28" officeooo:paragraph-rsid="000f2e28"/>
    </style:style>
    <style:style style:name="P9" style:family="paragraph" style:parent-style-name="CellHeading">
      <style:paragraph-properties fo:text-align="center" style:justify-single-word="false" fo:keep-with-next="always" style:snap-to-layout-grid="false"/>
      <style:text-properties fo:language="fr" fo:country="FR"/>
    </style:style>
    <style:style style:name="P10" style:family="paragraph" style:parent-style-name="Body">
      <style:paragraph-properties fo:text-align="center" style:justify-single-word="false"/>
      <style:text-properties fo:color="#ff0000" fo:font-style="italic" style:font-style-asian="italic"/>
    </style:style>
    <style:style style:name="P11" style:family="paragraph" style:parent-style-name="Body">
      <style:text-properties fo:language="en" fo:country="GB"/>
    </style:style>
    <style:style style:name="P12" style:family="paragraph" style:parent-style-name="Body">
      <style:text-properties style:use-window-font-color="true" fo:font-style="normal" officeooo:paragraph-rsid="00155586" style:font-style-asian="normal" style:font-style-complex="normal"/>
    </style:style>
    <style:style style:name="P13" style:family="paragraph" style:parent-style-name="Body">
      <style:text-properties style:use-window-font-color="true" fo:font-style="normal" officeooo:rsid="0002ab94" officeooo:paragraph-rsid="0002ab94" style:font-style-asian="normal" style:font-style-complex="normal"/>
    </style:style>
    <style:style style:name="P14" style:family="paragraph" style:parent-style-name="Body">
      <style:text-properties style:use-window-font-color="true" fo:font-style="normal" officeooo:rsid="00041a69" officeooo:paragraph-rsid="00041a69" style:font-style-asian="normal" style:font-style-complex="normal"/>
    </style:style>
    <style:style style:name="P15" style:family="paragraph" style:parent-style-name="Body">
      <style:text-properties style:use-window-font-color="true" fo:font-style="normal" officeooo:paragraph-rsid="001b5a90" style:font-style-asian="normal" style:font-style-complex="normal"/>
    </style:style>
    <style:style style:name="P16" style:family="paragraph" style:parent-style-name="Body">
      <style:text-properties style:use-window-font-color="true" fo:font-style="normal" officeooo:rsid="00155586" officeooo:paragraph-rsid="0017f999" style:font-style-asian="normal" style:font-style-complex="normal"/>
    </style:style>
    <style:style style:name="P17" style:family="paragraph" style:parent-style-name="Body">
      <style:text-properties style:use-window-font-color="true" fo:font-style="normal" officeooo:rsid="00155586" officeooo:paragraph-rsid="00216263" style:font-style-asian="normal" style:font-style-complex="normal"/>
    </style:style>
    <style:style style:name="P18" style:family="paragraph" style:parent-style-name="Body">
      <style:text-properties style:use-window-font-color="true" fo:font-style="normal" officeooo:rsid="001748b8" officeooo:paragraph-rsid="001f9e22" style:font-style-asian="normal" style:font-style-complex="normal"/>
    </style:style>
    <style:style style:name="P19" style:family="paragraph" style:parent-style-name="Body">
      <style:text-properties style:use-window-font-color="true" fo:font-style="normal" officeooo:paragraph-rsid="0006e504" style:font-style-asian="normal"/>
    </style:style>
    <style:style style:name="P20" style:family="paragraph" style:parent-style-name="Body">
      <style:text-properties officeooo:rsid="002003f7" officeooo:paragraph-rsid="00216263"/>
    </style:style>
    <style:style style:name="P21" style:family="paragraph" style:parent-style-name="Abstract">
      <style:text-properties fo:font-size="16pt" fo:font-weight="bold" style:font-size-asian="16pt" style:font-weight-asian="bold"/>
    </style:style>
    <style:style style:name="P22" style:family="paragraph" style:parent-style-name="Body" style:master-page-name="">
      <style:paragraph-properties fo:margin-left="0cm" fo:margin-right="0.3cm" fo:text-indent="0cm" style:auto-text-indent="false" style:page-number="auto" fo:keep-with-next="always"/>
    </style:style>
    <style:style style:name="P23" style:family="paragraph" style:parent-style-name="Body">
      <style:paragraph-properties fo:margin-left="1.54cm" fo:margin-right="0cm" fo:text-indent="-1.54cm" style:auto-text-indent="false">
        <style:tab-stops>
          <style:tab-stop style:position="10.001cm"/>
        </style:tab-stops>
      </style:paragraph-properties>
      <style:text-properties officeooo:paragraph-rsid="0005d705"/>
    </style:style>
    <style:style style:name="P24" style:family="paragraph" style:parent-style-name="Body">
      <style:paragraph-properties fo:margin-left="1.54cm" fo:margin-right="0cm" fo:text-indent="-1.54cm" style:auto-text-indent="false">
        <style:tab-stops>
          <style:tab-stop style:position="10.001cm"/>
        </style:tab-stops>
      </style:paragraph-properties>
      <style:text-properties officeooo:rsid="0005d705" officeooo:paragraph-rsid="0005d705"/>
    </style:style>
    <style:style style:name="P25" style:family="paragraph" style:parent-style-name="Standard">
      <style:text-properties style:use-window-font-color="true" fo:font-style="italic" fo:font-weight="bold" officeooo:paragraph-rsid="00126985" style:font-style-asian="italic" style:font-weight-asian="bold"/>
    </style:style>
    <style:style style:name="P26" style:family="paragraph" style:parent-style-name="Standard">
      <style:text-properties style:use-window-font-color="true" fo:font-style="italic" officeooo:rsid="000a51eb" officeooo:paragraph-rsid="00216263" style:font-style-asian="italic" style:font-style-complex="normal"/>
    </style:style>
    <style:style style:name="P27" style:family="paragraph" style:parent-style-name="Standard">
      <style:text-properties style:use-window-font-color="true" fo:font-style="normal" officeooo:rsid="00216263" officeooo:paragraph-rsid="0022666f" style:font-style-asian="normal" style:font-style-complex="normal"/>
    </style:style>
    <style:style style:name="P28" style:family="paragraph" style:parent-style-name="Table_20_Contents">
      <style:text-properties officeooo:rsid="00135893" officeooo:paragraph-rsid="00216263"/>
    </style:style>
    <style:style style:name="P29" style:family="paragraph" style:parent-style-name="Table_20_Contents">
      <style:text-properties officeooo:rsid="00216263" officeooo:paragraph-rsid="00216263"/>
    </style:style>
    <style:style style:name="P30" style:family="paragraph" style:parent-style-name="Table_20_Contents">
      <style:text-properties fo:font-weight="bold" officeooo:rsid="00135893" officeooo:paragraph-rsid="00216263" style:font-weight-asian="bold" style:font-weight-complex="bold"/>
    </style:style>
    <style:style style:name="P31" style:family="paragraph" style:parent-style-name="Standard" style:list-style-name="WW8Num3">
      <style:text-properties officeooo:paragraph-rsid="001d5a1c"/>
    </style:style>
    <style:style style:name="P32" style:family="paragraph" style:parent-style-name="Heading_20_2">
      <style:text-properties fo:language="fr" fo:country="FR"/>
    </style:style>
    <style:style style:name="P33" style:family="paragraph" style:parent-style-name="Heading_20_2">
      <style:text-properties fo:font-style="italic" officeooo:rsid="0008fcd0" officeooo:paragraph-rsid="0011cae1" style:font-style-asian="italic" style:font-style-complex="normal"/>
    </style:style>
    <style:style style:name="P34" style:family="paragraph" style:parent-style-name="Heading_20_2" style:master-page-name="">
      <style:paragraph-properties fo:margin-left="0cm" fo:margin-right="0.3cm" fo:text-indent="0cm" style:auto-text-indent="false" style:page-number="auto"/>
    </style:style>
    <style:style style:name="P35" style:family="paragraph" style:parent-style-name="Heading_20_1">
      <style:text-properties officeooo:paragraph-rsid="000bdbed"/>
    </style:style>
    <style:style style:name="P36" style:family="paragraph" style:parent-style-name="Heading_20_1">
      <style:text-properties officeooo:paragraph-rsid="000d4f23"/>
    </style:style>
    <style:style style:name="P37" style:family="paragraph" style:parent-style-name="Heading_20_1">
      <style:paragraph-properties fo:break-before="page"/>
    </style:style>
    <style:style style:name="P38" style:family="paragraph" style:parent-style-name="Body" style:list-style-name="L1">
      <style:text-properties style:use-window-font-color="true" fo:font-style="normal" officeooo:paragraph-rsid="0007a03e" style:font-style-asian="normal" style:font-style-complex="normal"/>
    </style:style>
    <style:style style:name="P39" style:family="paragraph" style:parent-style-name="Body" style:list-style-name="L1">
      <style:text-properties style:use-window-font-color="true" fo:font-style="normal" officeooo:paragraph-rsid="001b5a90" style:font-style-asian="normal" style:font-style-complex="normal"/>
    </style:style>
    <style:style style:name="P40" style:family="paragraph" style:parent-style-name="Body" style:list-style-name="L2">
      <style:text-properties style:use-window-font-color="true" fo:font-style="normal" officeooo:rsid="000f2e28" officeooo:paragraph-rsid="000f2e28" style:font-style-asian="normal" style:font-style-complex="normal"/>
    </style:style>
    <style:style style:name="P41" style:family="paragraph" style:parent-style-name="Body" style:list-style-name="L2">
      <style:text-properties style:use-window-font-color="true" fo:font-style="normal" officeooo:rsid="00101d1d" officeooo:paragraph-rsid="00101d1d" style:font-style-asian="normal" style:font-style-complex="normal"/>
    </style:style>
    <style:style style:name="P42" style:family="paragraph" style:parent-style-name="Body" style:list-style-name="L2">
      <style:text-properties style:use-window-font-color="true" fo:font-style="normal" officeooo:rsid="00151042" officeooo:paragraph-rsid="00228ed8" style:font-style-asian="normal" style:font-style-complex="normal"/>
    </style:style>
    <style:style style:name="P43" style:family="paragraph" style:parent-style-name="Body" style:list-style-name="L2">
      <style:text-properties style:use-window-font-color="true" fo:font-style="normal" officeooo:rsid="00151042" officeooo:paragraph-rsid="00151042" style:font-style-asian="normal" style:font-style-complex="normal"/>
    </style:style>
    <style:style style:name="P44"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45" style:family="paragraph" style:parent-style-name="Contents_20_2">
      <style:paragraph-properties>
        <style:tab-stops>
          <style:tab-stop style:position="14.478cm" style:leader-style="dotted" style:leader-text="."/>
          <style:tab-stop style:position="17.78cm" style:type="right" style:leader-style="dotted" style:leader-text="."/>
        </style:tab-stops>
      </style:paragraph-properties>
    </style:style>
    <style:style style:name="P46" style:family="paragraph" style:parent-style-name="Document_20_Title" style:master-page-name="First_20_Page">
      <style:paragraph-properties style:page-number="auto"/>
      <style:text-properties fo:font-size="10pt" fo:font-style="italic" style:font-size-asian="10pt" style:font-style-asian="italic"/>
    </style:style>
    <style:style style:name="P47" style:family="paragraph" style:parent-style-name="Abstract">
      <style:text-properties fo:language="it" fo:country="IT" officeooo:rsid="00261e17" officeooo:paragraph-rsid="00261e17"/>
    </style:style>
    <style:style style:name="P48" style:family="paragraph" style:parent-style-name="Definition_20_Term" style:list-style-name="WW8Num3">
      <style:text-properties style:font-name="Arial"/>
    </style:style>
    <style:style style:name="P49" style:family="paragraph" style:parent-style-name="Definition_20_Term" style:list-style-name="WW8Num3">
      <style:text-properties style:font-name="Arial" officeooo:paragraph-rsid="00126985"/>
    </style:style>
    <style:style style:name="T1" style:family="text">
      <style:text-properties fo:font-size="14pt" fo:font-weight="normal" style:font-size-asian="14pt" style:font-weight-asian="normal"/>
    </style:style>
    <style:style style:name="T2" style:family="text">
      <style:text-properties style:font-name="Courier New"/>
    </style:style>
    <style:style style:name="T3" style:family="text">
      <style:text-properties officeooo:rsid="00022b17"/>
    </style:style>
    <style:style style:name="T4" style:family="text">
      <style:text-properties officeooo:rsid="0005d705"/>
    </style:style>
    <style:style style:name="T5" style:family="text">
      <style:text-properties officeooo:rsid="0006e504" style:font-style-complex="normal"/>
    </style:style>
    <style:style style:name="T6" style:family="text">
      <style:text-properties officeooo:rsid="0007a03e" style:font-style-complex="normal"/>
    </style:style>
    <style:style style:name="T7" style:family="text">
      <style:text-properties officeooo:rsid="0017f999" style:font-style-complex="normal"/>
    </style:style>
    <style:style style:name="T8" style:family="text">
      <style:text-properties officeooo:rsid="001b5a90" style:font-style-complex="normal"/>
    </style:style>
    <style:style style:name="T9" style:family="text">
      <style:text-properties fo:font-style="italic" officeooo:rsid="0006e504" style:font-style-asian="italic" style:font-style-complex="italic"/>
    </style:style>
    <style:style style:name="T10" style:family="text">
      <style:text-properties fo:font-style="italic" officeooo:rsid="000bdbed" style:font-style-asian="italic" style:font-style-complex="italic"/>
    </style:style>
    <style:style style:name="T11" style:family="text">
      <style:text-properties fo:font-style="italic" officeooo:rsid="0007a03e" style:font-style-asian="italic" style:font-style-complex="italic"/>
    </style:style>
    <style:style style:name="T12" style:family="text">
      <style:text-properties fo:font-style="italic" officeooo:rsid="0017f999" style:font-style-asian="italic" style:font-style-complex="italic"/>
    </style:style>
    <style:style style:name="T13" style:family="text">
      <style:text-properties fo:font-style="italic" officeooo:rsid="001b5a90" style:font-style-asian="italic" style:font-style-complex="italic"/>
    </style:style>
    <style:style style:name="T14" style:family="text">
      <style:text-properties officeooo:rsid="0007a03e"/>
    </style:style>
    <style:style style:name="T15" style:family="text">
      <style:text-properties style:font-name="Courier New1" officeooo:rsid="0007a03e"/>
    </style:style>
    <style:style style:name="T16" style:family="text">
      <style:text-properties style:font-name="Courier New1" officeooo:rsid="000bdbed"/>
    </style:style>
    <style:style style:name="T17" style:family="text">
      <style:text-properties style:font-name="Courier New1" officeooo:rsid="001b5a90"/>
    </style:style>
    <style:style style:name="T18" style:family="text">
      <style:text-properties style:use-window-font-color="true"/>
    </style:style>
    <style:style style:name="T19" style:family="text">
      <style:text-properties style:use-window-font-color="true" fo:font-style="normal" style:font-style-asian="normal" style:font-style-complex="normal"/>
    </style:style>
    <style:style style:name="T20" style:family="text">
      <style:text-properties style:use-window-font-color="true" fo:font-style="normal" officeooo:rsid="001f9e22" style:font-style-asian="normal" style:font-style-complex="normal"/>
    </style:style>
    <style:style style:name="T21" style:family="text">
      <style:text-properties style:use-window-font-color="true" fo:font-style="normal" officeooo:rsid="00216263" style:font-style-asian="normal" style:font-style-complex="normal"/>
    </style:style>
    <style:style style:name="T22" style:family="text">
      <style:text-properties style:use-window-font-color="true" officeooo:rsid="002003f7"/>
    </style:style>
    <style:style style:name="T23" style:family="text">
      <style:text-properties style:use-window-font-color="true" officeooo:rsid="001f9e22"/>
    </style:style>
    <style:style style:name="T24" style:family="text">
      <style:text-properties style:use-window-font-color="true" officeooo:rsid="000a51eb"/>
    </style:style>
    <style:style style:name="T25" style:family="text">
      <style:text-properties style:use-window-font-color="true" officeooo:rsid="0022666f"/>
    </style:style>
    <style:style style:name="T26" style:family="text">
      <style:text-properties style:use-window-font-color="true" officeooo:rsid="0022a51e"/>
    </style:style>
    <style:style style:name="T27" style:family="text">
      <style:text-properties officeooo:rsid="000bdbed"/>
    </style:style>
    <style:style style:name="T28" style:family="text">
      <style:text-properties style:font-name="Arial" officeooo:rsid="001b5a90"/>
    </style:style>
    <style:style style:name="T29" style:family="text">
      <style:text-properties officeooo:rsid="0017f999"/>
    </style:style>
    <style:style style:name="T30" style:family="text">
      <style:text-properties officeooo:rsid="0019ce3c"/>
    </style:style>
    <style:style style:name="T31" style:family="text">
      <style:text-properties officeooo:rsid="001a191d"/>
    </style:style>
    <style:style style:name="T32" style:family="text">
      <style:text-properties officeooo:rsid="001b5a90"/>
    </style:style>
    <style:style style:name="T33" style:family="text">
      <style:text-properties officeooo:rsid="001d5a1c"/>
    </style:style>
    <style:style style:name="T34" style:family="text">
      <style:text-properties style:font-name="ArialMT" fo:font-size="10pt" style:font-size-asian="10pt"/>
    </style:style>
    <style:style style:name="T35" style:family="text">
      <style:text-properties style:font-name="ArialMT" fo:font-size="10pt" officeooo:rsid="001d5a1c" style:font-size-asian="10pt"/>
    </style:style>
    <style:style style:name="T36" style:family="text">
      <style:text-properties officeooo:rsid="001f9e22"/>
    </style:style>
    <style:style style:name="T37" style:family="text">
      <style:text-properties officeooo:rsid="00216263"/>
    </style:style>
    <style:style style:name="T38" style:family="text">
      <style:text-properties officeooo:rsid="0022666f"/>
    </style:style>
    <style:style style:name="T39" style:family="text">
      <style:text-properties officeooo:rsid="00228ed8"/>
    </style:style>
    <style:style style:name="T40" style:family="text">
      <style:text-properties officeooo:rsid="00245022"/>
    </style:style>
    <style:style style:name="T41" style:family="text">
      <style:text-properties officeooo:rsid="0024517e"/>
    </style:style>
    <style:style style:name="T42" style:family="text">
      <style:text-properties fo:language="fr" fo:country="F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R-" style:num-format="1">
        <style:list-level-properties text:list-level-position-and-space-mode="label-alignment">
          <style:list-level-label-alignment text:label-followed-by="listtab" text:list-tab-stop-position="2cm" fo:text-indent="-1.36cm" fo:margin-left="2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2" draw:name="graphics1" text:anchor-type="paragraph" svg:width="17.78cm" svg:height="7.893cm" draw:z-index="0"><draw:image xlink:href="Pictures/1000020100000427000001D81E79F30D.png" xlink:type="simple" xlink:show="embed" xlink:actuate="onLoad"/></draw:frame></text:p>
      <text:p text:style-name="Document_20_Title"><text:user-defined style:data-style-name="N0" text:name="RFP Title">Device Access Specification Update</text:user-defined></text:p>
      <text:p text:style-name="Document_20_Title"><text:span text:style-name="T1">Draft<text:line-break/><text:line-break/></text:span><text:span text:style-name="T1"><text:page-count style:num-format="1">6</text:page-count></text:span><text:span text:style-name="T1"> Pages</text:span></text:p>
      <text:p text:style-name="P21">Abstract</text:p>
      <text:p text:style-name="P47">Some points where the Device Access Specification might be improved for usablity</text:p>
      <text:p text:style-name="P10"/>
      <text:h text:style-name="P37" text:outline-level="1"><text:span text:style-name="T42">Document Information</text:span></text:h>
      <text:h text:style-name="P3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4">1 Document Information<text:tab/>2</text:p>
          <text:p text:style-name="P45">1.1 Table of Contents<text:tab/>2</text:p>
          <text:p text:style-name="P45">1.2 Terminology and Document Conventions<text:tab/>2</text:p>
          <text:p text:style-name="P45">1.3 Revision History<text:tab/>2</text:p>
          <text:p text:style-name="P44">2 Introduction<text:tab/>3</text:p>
          <text:p text:style-name="P44">3 Application Domain<text:tab/>3</text:p>
          <text:p text:style-name="P45">3.1 Terminology + Abbreviations<text:tab/>3</text:p>
          <text:p text:style-name="P44">4 Problem Description<text:tab/>3</text:p>
          <text:p text:style-name="P44">5 Use Cases<text:tab/>4</text:p>
          <text:p text:style-name="P45">5.1 Base Driver implementation<text:tab/>4</text:p>
          <text:p text:style-name="P44">6 Requirements<text:tab/>5</text:p>
          <text:p text:style-name="P44">7 Document Support<text:tab/>5</text:p>
          <text:p text:style-name="P45">7.1 References<text:tab/>5</text:p>
          <text:p text:style-name="P45">7.2 Author’s Address<text:tab/>6</text:p>
          <text:p text:style-name="P45">7.3 End of Document<text:tab/>6</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7.1</text:bookmark-ref>.</text:p>
      <text:p text:style-name="Body"><text:span text:style-name="T2">Source code is shown in this typeface</text:span>.</text:p>
      <text:h text:style-name="Heading_20_2" text:outline-level="2">Revision History</text:h>
      <text:p text:style-name="P11">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9">Revision</text:p>
            </table:table-cell>
            <table:table-cell table:style-name="Table1.A1" office:value-type="string">
              <text:p text:style-name="P9">Date</text:p>
            </table:table-cell>
            <table:table-cell table:style-name="Table1.C1" office:value-type="string">
              <text:p text:style-name="P9">Comments</text:p>
            </table:table-cell>
          </table:table-row>
        </table:table-header-rows>
        <table:table-row table:style-name="Table1.2">
          <table:table-cell table:style-name="Table1.A1" office:value-type="string">
            <text:p text:style-name="P2">Initial</text:p>
          </table:table-cell>
          <table:table-cell table:style-name="Table1.A1" office:value-type="string">
            <text:p text:style-name="P5">Apr 28 2015</text:p>
          </table:table-cell>
          <table:table-cell table:style-name="Table1.C1" office:value-type="string">
            <text:p text:style-name="P4">Initial version.</text:p>
            <text:p text:style-name="P3"><text:span text:style-name="T3">Nicola Portinaro</text:span>, <text:span text:style-name="T3">Telecom Italia,</text:span> <text:span text:style-name="T3">nicola.portinaro@telecomitalia.it</text:span></text:p>
          </table:table-cell>
        </table:table-row>
      </table:table>
      <text:p text:style-name="Body"><text:soft-page-break/></text:p>
      <text:h text:style-name="Heading_20_1" text:outline-level="1">Introduction</text:h>
      <text:p text:style-name="P13">This Device Admin Enhancements RFP suggests a set of new ways for using the Device Admin Specification with <text:s/>the final purpose to reduce as much as possible the burden necessary to integrate a Driver service in this architecture.</text:p>
      <text:h text:style-name="Heading_20_1" text:outline-level="1">Application Domain</text:h>
      <text:p text:style-name="P14">The Device Access Specification defines a model for handling devices on a OSGi Service Platform. Although the specification is very complete, it is also pretty old and it was never <text:span text:style-name="T32">modified</text:span> since the OSGi R3 Service Platform <text:span text:style-name="T32">where first has been released</text:span>. This RFP tries to highlight some aspects where <text:span text:style-name="T32">the Device Acces Specification 1.0 could be improved by taking into account of some concepts that were not available in OSGi at that time.</text:span></text:p>
      <text:h text:style-name="Heading_20_2" text:outline-level="2">Terminology + Abbreviations</text:h>
      <text:p text:style-name="P23">DS<text:tab/>Declarative Services; </text:p>
      <text:p text:style-name="P24">DAS<text:tab/>Device <text:span text:style-name="T30">Access</text:span> Specification</text:p>
      <text:p text:style-name="P23">POJO<text:tab/>Plain <text:span text:style-name="T4">O</text:span>ld Java Object; <text:span text:style-name="T4">this term is used in OSGi for representing java classes that do not include any reference to OSGi core framework classes or interfaces.</text:span></text:p>
      <text:p text:style-name="P23">SCR<text:tab/>Service Components Runtime; <text:span text:style-name="T4">this terminology is used to represent a Declarative Service implementation.</text:span></text:p>
      <text:h text:style-name="Heading_20_1" text:outline-level="1">Problem Description</text:h>
      <text:p text:style-name="P19"><text:span text:style-name="T5">The Device Access specification define</text:span><text:span text:style-name="T7">s</text:span><text:span text:style-name="T5"> two entities, the </text:span><text:span text:style-name="T9">device</text:span><text:span text:style-name="T5"> and the </text:span><text:span text:style-name="T9">driver. </text:span><text:span text:style-name="T12"><text:s/></text:span><text:span text:style-name="T13">A</text:span><text:span text:style-name="T12"> device</text:span><text:span text:style-name="T5"> </text:span><text:span text:style-name="T9">attachment algorithm</text:span><text:span text:style-name="T5"> </text:span><text:span text:style-name="T7">is formalized and used by a</text:span><text:span text:style-name="T5"> Device Manager entity uses to find out more suitable driver for a specific devic</text:span><text:span text:style-name="T8">e. In one is found it is then</text:span><text:span text:style-name="T5"> </text:span><text:span text:style-name="T9">attached</text:span><text:span text:style-name="T5"> to the device. In </text:span><text:span text:style-name="T8">the </text:span><text:span text:style-name="T5">DAS </text:span><text:span text:style-name="T9">devices</text:span><text:span text:style-name="T5"> and </text:span><text:span text:style-name="T9">drivers</text:span><text:span text:style-name="T5"> are represented by services </text:span><text:span text:style-name="T6">registered </text:span><text:span text:style-name="T8">in </text:span><text:span text:style-name="T6">the framework:</text:span></text:p>
      <text:list xml:id="list5564983259744311261" text:style-name="L1">
        <text:list-item>
          <text:p text:style-name="P38"><text:soft-page-break/><text:span text:style-name="T14">A Device Service (see </text:span><text:span text:style-name="T14"><text:bookmark-ref text:reference-format="page" text:ref-name="__RefHeading__551_827621972">Error: Reference source not found</text:bookmark-ref></text:span><text:span text:style-name="T14"> paragraph XXX) can be either be a service of interface </text:span><text:span text:style-name="T15">org.osgi.service.Device</text:span><text:span text:style-name="T14"> or any kind of service but with a “</text:span><text:span text:style-name="T11">DEVICE_CATEGORY”</text:span><text:span text:style-name="T14"> service property</text:span></text:p>
        </text:list-item>
        <text:list-item>
          <text:p text:style-name="P39"><text:span text:style-name="T14">A Driver Service MUST register a service of type <text:s/></text:span><text:span text:style-name="T15">org.osgi.service.Driver</text:span></text:p>
        </text:list-item>
      </text:list>
      <text:p text:style-name="P12"><text:span text:style-name="T27">As a consequence of the above statements, a </text:span><text:span text:style-name="T10">driver, </text:span><text:span text:style-name="T32">by design, cannot be a POJO because it has to register a service of interface </text:span><text:span text:style-name="T15">org.osgi.service.Driver. </text:span><text:span text:style-name="T27">Moreover this interface defines two methods </text:span><text:span text:style-name="T16">attach</text:span><text:span text:style-name="T27"> and </text:span><text:span text:style-name="T16">match</text:span><text:span text:style-name="T27"> that have an argument of type </text:span><text:span text:style-name="T16">org.osgi.framework.ServiceReference.</text:span></text:p>
      <text:p text:style-name="P15"><text:span text:style-name="T27">On the other hand a </text:span><text:span text:style-name="T10">device</text:span><text:span text:style-name="T27"> could be a POJO. The </text:span><text:span text:style-name="T15">org.osgi.service.Device </text:span><text:span text:style-name="T27">interface (if the device chose to implement it) has just a </text:span><text:span text:style-name="T16">noDriverFound(</text:span><text:span text:style-name="T17">) </text:span><text:span text:style-name="T28">method with no parameters. If the device implementor doesn't need to be notified about the “no driver found” event, by the device manager a device could be implemented as described before without any dependence with the DAS api.</text:span></text:p>
      <text:p text:style-name="P17">Another drawback of the current Device Access Specification is that the Device Manager delegates to the attached <text:span text:style-name="T36">driver service</text:span> the burden to track the attached device service, using, for instance, a ServiceTracker <text:span text:style-name="T37">(see section XXX 'Driver Service Unregistration' of </text:span><text:span text:style-name="T37"><text:bookmark-ref text:reference-format="page" text:ref-name="__RefHeading__546_597216207">5</text:bookmark-ref></text:span><text:span text:style-name="T37">).</text:span>.</text:p>
      <text:p text:style-name="P16">The last, but not least limitation of <text:span text:style-name="T33">DAS 1.0, </text:span>is that a Driver <text:span text:style-name="T36">S</text:span>ervice <text:span text:style-name="T36">object</text:span>, must be instantiated, even if it is eventually <text:span text:style-name="T36">this driver </text:span>not <text:span text:style-name="T36">actually </text:span>chosen by the Device Manager <text:span text:style-name="T31">attachment algorithm. </text:span></text:p>
      <text:p text:style-name="P18">This RFP has the purpose of providing some use case that show how the developer may take advantage of a modification of the way the Device Access specification may be used by an OSGi developer. <text:span text:style-name="T33">This RFP and therefore the described use cases doesn't cover the Driver Locator Service concept (see </text:span><text:span text:style-name="T33"><text:bookmark-ref text:reference-format="page" text:ref-name="__RefHeading__546_597216207">5</text:bookmark-ref></text:span><text:span text:style-name="T33"> paragraph XXX) and the Driver Selector Service concept (see </text:span><text:span text:style-name="T33"><text:bookmark-ref text:reference-format="page" text:ref-name="__RefHeading__546_597216207">5</text:bookmark-ref></text:span><text:span text:style-name="T33"> paragraph XXX). </text:span></text:p>
      <text:h text:style-name="P35" text:outline-level="1">Use Cases</text:h>
      <text:h text:style-name="P33" text:outline-level="2"><text:span text:style-name="T22">Base </text:span><text:span text:style-name="T23">D</text:span><text:span text:style-name="T18">river implementation</text:span></text:h>
      <text:p text:style-name="P20"><text:span text:style-name="T20">A </text:span><text:span text:style-name="T19">home automation OSGi application is installed on a gateway. This application is composed by different base drivers, one for each of the Home Automation </text:span><text:span text:style-name="T21">technologies</text:span><text:span text:style-name="T19"> supported by the software: ZigBee, Zwave, EnOcean. The end user may </text:span><text:span text:style-name="T21">enable the gateway to handle</text:span><text:span text:style-name="T19"> </text:span><text:span text:style-name="T21">physical </text:span><text:span text:style-name="T19">devices of one of these technologies, by plugging in the USB port the relative dongle. The base driver that is </text:span><text:span text:style-name="T21">able to use</text:span><text:span text:style-name="T19"> this dongle is automatically attached by the Device Manager. If the dongle is not supported by any of the installed base drivers, nothing happens.</text:span></text:p>
      <text:p text:style-name="P20"><text:span text:style-name="T21">In order to implement the scenario above described, the Serial Device Service specification is used, since all this dongles implement a USB serial protocol. </text:span><text:span text:style-name="T19"><text:s/></text:span><text:span text:style-name="T21">This specification registers in the framework a service of interface SerialDevice with the following properties:</text:span></text:p>
      <table:table table:name="Table4" table:style-name="Table4">
        <table:table-column table:style-name="Table4.A"/>
        <table:table-column table:style-name="Table4.B"/>
        <table:table-column table:style-name="Table4.C"/>
        <table:table-row>
          <table:table-cell table:style-name="Table4.A1" office:value-type="string">
            <text:p text:style-name="P30">Property</text:p>
          </table:table-cell>
          <table:table-cell table:style-name="Table4.A1" office:value-type="string">
            <text:p text:style-name="P30">Value</text:p>
          </table:table-cell>
          <table:table-cell table:style-name="Table4.C1" office:value-type="string">
            <text:p text:style-name="P30">Description</text:p>
          </table:table-cell>
        </table:table-row>
        <table:table-row>
          <table:table-cell table:style-name="Table4.A2" office:value-type="string">
            <text:p text:style-name="P28">DEVICE_CATEGORY</text:p>
          </table:table-cell>
          <table:table-cell table:style-name="Table4.A2" office:value-type="string">
            <text:p text:style-name="P28">[<text:span text:style-name="T37">Serial, USB</text:span>]</text:p>
          </table:table-cell>
          <table:table-cell table:style-name="Table4.C2" office:value-type="string">
            <text:p text:style-name="P29">The Device is a Serial device, and an USB device at the same time.</text:p>
          </table:table-cell>
        </table:table-row>
        <table:table-row>
          <table:table-cell table:style-name="Table4.A2" office:value-type="string">
            <text:p text:style-name="P29">serial.comport</text:p>
          </table:table-cell>
          <table:table-cell table:style-name="Table4.A2" office:value-type="string">
            <text:p text:style-name="P29">e.g. /dev/ttyUSB0 or COM1</text:p>
          </table:table-cell>
          <table:table-cell table:style-name="Table4.C2" office:value-type="string">
            <text:p text:style-name="P29">The underlying Operating System comport.</text:p>
          </table:table-cell>
        </table:table-row>
        <table:table-row>
          <table:table-cell table:style-name="Table4.A2" office:value-type="string">
            <text:p text:style-name="P29">VID</text:p>
          </table:table-cell>
          <table:table-cell table:style-name="Table4.A2" office:value-type="string">
            <text:p text:style-name="P29">0x<text:span text:style-name="T40">0202</text:span></text:p>
          </table:table-cell>
          <table:table-cell table:style-name="Table4.C2" office:value-type="string">
            <text:p text:style-name="P29">The USB vendor ID of the dongle</text:p>
          </table:table-cell>
        </table:table-row>
        <table:table-row>
          <table:table-cell table:style-name="Table4.A2" office:value-type="string">
            <text:p text:style-name="P29">DID</text:p>
          </table:table-cell>
          <table:table-cell table:style-name="Table4.A2" office:value-type="string">
            <text:p text:style-name="P29">0xAFBD</text:p>
          </table:table-cell>
          <table:table-cell table:style-name="Table4.C2" office:value-type="string">
            <text:p text:style-name="P29">The USB device ID of the dongle</text:p>
          </table:table-cell>
        </table:table-row>
      </table:table>
      <text:p text:style-name="P26"/>
      <text:p text:style-name="Body"><text:soft-page-break/><text:span text:style-name="T24">W</text:span><text:span text:style-name="T18">hen the Device Manager detects this service, it recognizes it as a Device service and starts to </text:span><text:span text:style-name="T26">find-out</text:span><text:span text:style-name="T18"> a suitable Driver. Both the ZigBee, Zwave and EnOcean base drivers are Driver Services, so that they needs to be instantiated so that the Device Manager may call the match() method on them. Eventually, only one of them </text:span><text:span text:style-name="T25">will be chosen</text:span><text:span text:style-name="T18"> and attached to the SerialDevice service</text:span><text:span text:style-name="T25">. This base driver should be take care of tracking the SerialDevice service because it have to release this service when it disappears. This may happen when the bundle that register this service is stopped or when the dongle is unplugged by the user.</text:span></text:p>
      <text:p text:style-name="P27"><text:s/></text:p>
      <text:h text:style-name="P36" text:outline-level="1">Requirements</text:h>
      <text:list xml:id="list2439246542492046170" text:style-name="L2">
        <text:list-item>
          <text:p text:style-name="P40">The solution MUST <text:span text:style-name="T29">be backward compatible. </text:span><text:s/><text:span text:style-name="T29">Any</text:span> <text:span text:style-name="T38">bundle developed to work with</text:span> the Device Access Specification Version 1.1 or DS Version &lt;= 1.6 <text:span text:style-name="T29">should continue to work.</text:span></text:p>
        </text:list-item>
        <text:list-item>
          <text:p text:style-name="P41">The solution MUST provide a <text:span text:style-name="T39">mechanism</text:span> to <text:span text:style-name="T39">implement</text:span> a Driver <text:span text:style-name="T39">Service</text:span> <text:span text:style-name="T39">in a way similar to what SCR does.</text:span></text:p>
        </text:list-item>
        <text:list-item>
          <text:p text:style-name="P42">The solution MUST define a method to automatically track attached devices and notify an attached driver about the device <text:span text:style-name="T39">de-</text:span>registrations.</text:p>
        </text:list-item>
        <text:list-item>
          <text:p text:style-name="P43">The solution MUST use java reflection to find the methods called by the Device Manager during the <text:span text:style-name="T39">Device</text:span> <text:span text:style-name="T39">match, </text:span>attachment <text:span text:style-name="T39">and detachment </text:span>process<text:span text:style-name="T39">.</text:span></text:p>
        </text:list-item>
        <text:list-item>
          <text:p text:style-name="P41">The solution MUST permit to change the default names for the methods that a Driver implements.</text:p>
        </text:list-item>
        <text:list-item>
          <text:p text:style-name="P40">The solution MAY require <text:span text:style-name="T39">a change of the</text:span> Device Access Specification, <text:span text:style-name="T41">including adding new interface flavours for the Driver and Device services.</text:span></text:p>
        </text:list-item>
        <text:list-item>
          <text:p text:style-name="P40">The solution MAY require <text:span text:style-name="T39">a</text:span> change <text:span text:style-name="T39">of the</text:span> Declarative Services Specification</text:p>
        </text:list-item>
        <text:list-item>
          <text:p text:style-name="P40">The solution SHALL enforce the service lazy activation paradigm <text:span text:style-name="T39">by providing a means to avoid the Driver Service Object instantiation with the purpose of only calling the match() method.</text:span></text:p>
          <text:p text:style-name="P43"/>
        </text:list-item>
      </text:list>
      <text:h text:style-name="Heading_20_1" text:outline-level="1">Document Support</text:h>
      <text:h text:style-name="Heading_20_2" text:outline-level="2">References</text:h>
      <text:list xml:id="list904896540566738637" text:style-name="WW8Num3">
        <text:list-item>
          <text:p text:style-name="P48"><text:bookmark-start text:name="_Ref493020620"/>Bradner, S., Key words for use in RFCs to Indicate Requirement Levels, RFC2119, March 1997.<text:bookmark-end text:name="_Ref493020620"/></text:p>
        </text:list-item>
        <text:list-item>
          <text:p text:style-name="P49">Software Requirements &amp; Specifications. Michael Jackson. ISBN 0-201-87712-0</text:p>
        </text:list-item>
        <text:list-item>
          <text:p text:style-name="P31"><text:bookmark-start text:name="__RefHeading__546_597216207"/><text:span text:style-name="T35">OSGi Service Platform Service Compendium Release 4, Version 4.3 Device Access Specification, </text:span><text:span text:style-name="T34">Version 1.1</text:span><text:bookmark-end text:name="__RefHeading__546_597216207"/></text:p>
        </text:list-item>
      </text:list>
      <text:p text:style-name="P25"><text:soft-page-break/></text:p>
      <text:p text:style-name="P25"/>
      <text:h text:style-name="P34" text:outline-level="2">Author’s Address</text:h>
      <text:p text:style-name="P22"/>
      <table:table table:name="Table2" table:style-name="Table2">
        <table:table-column table:style-name="Table2.A"/>
        <table:table-column table:style-name="Table2.B"/>
        <table:table-row table:style-name="Table2.1">
          <table:table-cell table:style-name="Table2.A1" office:value-type="string">
            <text:p text:style-name="P7">Name</text:p>
          </table:table-cell>
          <table:table-cell table:style-name="Table2.B1" office:value-type="string">
            <text:p text:style-name="P8">Nicola Portinaro</text:p>
          </table:table-cell>
        </table:table-row>
        <table:table-row table:style-name="Table2.1">
          <table:table-cell table:style-name="Table2.A1" office:value-type="string">
            <text:p text:style-name="P7">Company</text:p>
          </table:table-cell>
          <table:table-cell table:style-name="Table2.B1" office:value-type="string">
            <text:p text:style-name="P8">Telecom Italia</text:p>
          </table:table-cell>
        </table:table-row>
        <table:table-row table:style-name="Table2.1">
          <table:table-cell table:style-name="Table2.A1" office:value-type="string">
            <text:p text:style-name="P7">Address</text:p>
          </table:table-cell>
          <table:table-cell table:style-name="Table2.B1" office:value-type="string">
            <text:p text:style-name="P8">Via Guglielmo Reiss Romoli 274, 10148 Torino, Italy</text:p>
          </table:table-cell>
        </table:table-row>
        <table:table-row table:style-name="Table2.1">
          <table:table-cell table:style-name="Table2.A1" office:value-type="string">
            <text:p text:style-name="P7">Voice</text:p>
          </table:table-cell>
          <table:table-cell table:style-name="Table2.B1" office:value-type="string">
            <text:p text:style-name="P8">+39 331 600 1153</text:p>
          </table:table-cell>
        </table:table-row>
        <table:table-row table:style-name="Table2.1">
          <table:table-cell table:style-name="Table2.A1" office:value-type="string">
            <text:p text:style-name="P2">e-mail</text:p>
          </table:table-cell>
          <table:table-cell table:style-name="Table2.B1" office:value-type="string">
            <text:p text:style-name="P6">nicola.portinaro@telecomitalia.it</text:p>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MT" svg:font-family="ArialMT"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text:style-name="Default_20_Paragraph_20_Font" style:num-prefix="[" style:num-suffix="]" style:num-format="1">
        <style:list-level-properties text:space-before="0.251cm" text:min-label-width="1.5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282cm" fo:margin-bottom="0cm" loext: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3">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2"><draw:image xlink:href="Pictures/1000020100000427000001D81E79F30D.png" xlink:type="simple" xlink:show="embed" xlink:actuate="onLoad"/></draw:frame><text:tab/><text:user-defined style:data-style-name="N0" text:name="RFP Title">Device Access Specification Update</text:user-defined><text:tab/>Page <text:page-number text:select-page="current">6</text:page-number> of <text:page-count style:num-format="1">6</text:page-count></text:p>
        <text:p text:style-name="Header"/>
        <text:p text:style-name="Header"><text:tab/>Draft<text:tab/><text:modification-date style:data-style-name="N76">May 4, 2015</text:modification-date></text:p>
      </style:header>
      <style:footer>
        <text:p text:style-name="Footer">Copyright © <text:user-defined style:data-style-name="N0" text:name="Company">OSGi Alliance</text:user-defined> <text:s/><text:modification-date style:data-style-name="N103">2015</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3">2015</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meta:creation-date>2013-01-21T13:56:40.110000000</meta:creation-date>
    <meta:editing-cycles>28</meta:editing-cycles>
    <meta:editing-duration>PT6H45M23S</meta:editing-duration>
    <meta:initial-creator>Nicola Portinaro</meta:initial-creator>
    <dc:date>2015-05-04T14:59:05.098000000</dc:date>
    <meta:document-statistic meta:table-count="3" meta:image-count="2" meta:object-count="0" meta:page-count="6" meta:paragraph-count="104" meta:word-count="1283" meta:character-count="7956" meta:non-whitespace-character-count="6791"/>
    <meta:user-defined meta:name="Company">OSGi Alliance</meta:user-defined>
    <meta:user-defined meta:name="Info 3"/>
    <meta:user-defined meta:name="Info 4"/>
    <meta:user-defined meta:name="RFP Title">Device Access Specification Update</meta:user-defined>
    <meta:template xlink:type="simple" xlink:actuate="onRequest" xlink:title="rfp-template" xlink:href="../../../OSGi/Documenti%20Esterni/OSGi%20Alliance%20Member/REG/Templates/rfp-template.ott" meta:date="2013-01-21T13:56:39.540000000"/>
  </office:meta>
</office:document-meta>
</file>